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2cm" fo:min-width="2.754cm"/>
    </style:style>
    <style:style style:name="gr2" style:family="graphic" style:parent-style-name="standard">
      <style:graphic-properties draw:textarea-horizontal-align="justify" draw:textarea-vertical-align="middle" draw:auto-grow-height="false" fo:min-height="0.812cm" fo:min-width="2.47cm"/>
    </style:style>
    <style:style style:name="gr3" style:family="graphic" style:parent-style-name="standard">
      <style:graphic-properties draw:textarea-horizontal-align="justify" draw:textarea-vertical-align="middle" draw:auto-grow-height="false" fo:min-height="0.57cm" fo:min-width="2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05cm" fo:min-width="4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1.4cm"/>
    </style:style>
    <style:style style:name="gr7" style:family="graphic" style:parent-style-name="standard">
      <style:graphic-properties draw:textarea-horizontal-align="justify" draw:textarea-vertical-align="middle" draw:auto-grow-height="false" fo:min-height="0.763cm" fo:min-width="3.13cm"/>
    </style:style>
    <style:style style:name="gr8" style:family="graphic" style:parent-style-name="standard">
      <style:graphic-properties draw:textarea-horizontal-align="justify" draw:textarea-vertical-align="middle" draw:auto-grow-height="false" fo:min-height="0.65cm" fo:min-width="5.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05cm" fo:min-width="4.4cm"/>
    </style:style>
    <style:style style:name="gr11" style:family="graphic" style:parent-style-name="standard">
      <style:graphic-properties draw:textarea-horizontal-align="justify" draw:textarea-vertical-align="middle" draw:auto-grow-height="false" fo:min-height="0.444cm" fo:min-width="2.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4.6cm" svg:height="1.7cm" svg:x="7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4.2cm" svg:height="1.5cm" svg:x="1.4cm" svg:y="17.4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5.4cm" svg:height="1.3cm" svg:x="6.6cm" svg:y="4.4cm">
          <text:p text:style-name="P1">Pobierz il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9.3cm" svg:y1="2.8cm" svg:x2="9.3cm" svg:y2="4.4cm" draw:start-shape="id1" draw:start-glue-point="8" draw:end-shape="id2" draw:end-glue-point="5" svg:d="M9300 2800v1600" svg:viewBox="0 0 1 1601">
          <text:p/>
        </draw:connector>
        <draw:custom-shape draw:style-name="gr5" draw:text-style-name="P1" xml:id="id3" draw:id="id3" draw:layer="layout" svg:width="4.5cm" svg:height="2.3cm" svg:x="7.1cm" svg:y="7.3cm">
          <text:p text:style-name="P1">Wynik = 0</text:p>
          <text:p text:style-name="P1">I = 0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9.3cm" svg:y1="5.7cm" svg:x2="9.35cm" svg:y2="7.3cm" draw:start-shape="id2" draw:start-glue-point="8" draw:end-shape="id3" svg:d="M9300 5700l50 1600" svg:viewBox="0 0 51 1601">
          <text:p/>
        </draw:connector>
        <draw:custom-shape draw:style-name="gr6" draw:text-style-name="P1" xml:id="id4" draw:id="id4" draw:layer="layout" svg:width="3.8cm" svg:height="4cm" svg:x="7.5cm" svg:y="10.9cm">
          <text:p text:style-name="P1">I &lt; 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9.35cm" svg:y1="9.6cm" svg:x2="9.4cm" svg:y2="10.9cm" draw:start-shape="id3" draw:start-glue-point="2" draw:end-shape="id4" svg:d="M9350 9600l50 1300" svg:viewBox="0 0 51 1301">
          <text:p/>
        </draw:connector>
        <draw:custom-shape draw:style-name="gr7" draw:text-style-name="P1" xml:id="id5" draw:id="id5" draw:layer="layout" svg:width="5.77cm" svg:height="1.611cm" draw:transform="rotate (0.0191986217719376) translate (11.7cm 14.1cm)">
          <text:p text:style-name="P1">Pobierz liczba</text:p>
          <draw:enhanced-geometry svg:viewBox="0 0 21600 21600" draw:glue-points="?f6 0 10800 ?f8 ?f11 10800 ?f9 21600 10800 ?f10 ?f5 10800" draw:text-areas="?f3 ?f3 ?f4 ?f4" draw:type="parallelogram" draw:modifiers="5415.85437463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6" draw:id="id6" draw:layer="layout" svg:width="6.4cm" svg:height="0.9cm" svg:x="11.3cm" svg:y="16.5cm">
          <text:p text:style-name="P1">Wynik = wynik + liczba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1.3cm" svg:y1="12.9cm" svg:x2="14.584cm" svg:y2="14.045cm" draw:start-shape="id4" draw:start-glue-point="7" draw:end-shape="id5" svg:d="M11300 12900h3284v1145" svg:viewBox="0 0 3285 1146">
          <text:p text:style-name="P1">TAK</text:p>
        </draw:connector>
        <draw:connector draw:style-name="gr4" draw:text-style-name="P2" draw:layer="layout" draw:type="line" svg:x1="14.615cm" svg:y1="15.656cm" svg:x2="14.5cm" svg:y2="16.5cm" draw:start-shape="id5" draw:start-glue-point="8" draw:end-shape="id6" svg:d="M14615 15656l-115 844" svg:viewBox="0 0 116 845">
          <text:p/>
        </draw:connector>
        <draw:custom-shape draw:style-name="gr10" draw:text-style-name="P1" xml:id="id7" draw:id="id7" draw:layer="layout" svg:width="4.9cm" svg:height="1.3cm" svg:x="12cm" svg:y="18.6cm">
          <text:p text:style-name="P1">I = i +1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4.5cm" svg:y1="17.4cm" svg:x2="14.45cm" svg:y2="18.6cm" draw:start-shape="id6" draw:start-glue-point="2" draw:end-shape="id7" svg:d="M14500 17400l-50 1200" svg:viewBox="0 0 51 1201">
          <text:p/>
        </draw:connector>
        <draw:connector draw:style-name="gr4" draw:text-style-name="P2" draw:layer="layout" draw:line-skew="0.499cm" svg:x1="16.9cm" svg:y1="19.25cm" svg:x2="9.4cm" svg:y2="10.9cm" draw:start-shape="id7" draw:start-glue-point="1" draw:end-shape="id4" draw:end-glue-point="4" svg:d="M16900 19250h1000v-8851h-8500v501" svg:viewBox="0 0 8501 8852">
          <text:p/>
        </draw:connector>
        <draw:custom-shape draw:style-name="gr11" draw:text-style-name="P1" xml:id="id8" draw:id="id8" draw:layer="layout" svg:width="5.4cm" svg:height="1.1cm" svg:x="1.4cm" svg:y="14.6cm">
          <text:p text:style-name="P1">Print wyni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svg:x1="7.5cm" svg:y1="12.9cm" svg:x2="4.775cm" svg:y2="14.6cm" draw:start-shape="id4" draw:start-glue-point="5" draw:end-shape="id8" draw:end-glue-point="4" svg:d="M7500 12900h-2725v1700" svg:viewBox="0 0 2726 1701">
          <text:p/>
        </draw:connector>
        <draw:connector draw:style-name="gr4" draw:text-style-name="P2" draw:layer="layout" draw:type="line" svg:x1="3.425cm" svg:y1="15.7cm" svg:x2="3.5cm" svg:y2="17.4cm" draw:start-shape="id8" draw:start-glue-point="7" draw:end-shape="id9" svg:d="M3425 15700l75 1700" svg:viewBox="0 0 76 1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07:27:45.059139870</meta:creation-date>
    <dc:date>2019-11-20T07:44:05.675611509</dc:date>
    <meta:editing-duration>PT6M3S</meta:editing-duration>
    <meta:editing-cycles>1</meta:editing-cycles>
    <meta:document-statistic meta:object-count="18"/>
    <meta:generator>LibreOffice/6.0.7.3$Linux_X86_64 LibreOffice_project/00m0$Build-3</meta:generator>
  </office:meta>
</office:document-meta>
</file>